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80000001C09F22FC50B27229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2.848cm" fo:margin-left="1.203cm" fo:margin-top="0cm" fo:margin-bottom="0cm" table:align="left" style:writing-mode="lr-tb"/>
    </style:style>
    <style:style style:name="Tableau1.A" style:family="table-column">
      <style:table-column-properties style:column-width="1.505cm"/>
    </style:style>
    <style:style style:name="Tableau1.B" style:family="table-column">
      <style:table-column-properties style:column-width="4.729cm"/>
    </style:style>
    <style:style style:name="Tableau1.C" style:family="table-column">
      <style:table-column-properties style:column-width="3.30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02dcfc" officeooo:paragraph-rsid="0002dcfc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1a649" officeooo:paragraph-rsid="0001a649"/>
    </style:style>
    <style:style style:name="P4" style:family="paragraph" style:parent-style-name="Standard">
      <style:paragraph-properties fo:margin-left="1.501cm" fo:margin-right="0cm" fo:text-indent="-0.866cm" style:auto-text-indent="false"/>
    </style:style>
    <style:style style:name="P5" style:family="paragraph" style:parent-style-name="Standard">
      <style:paragraph-properties fo:margin-left="1.501cm" fo:margin-right="0cm" fo:text-indent="-0.866cm" style:auto-text-indent="false"/>
      <style:text-properties officeooo:rsid="000363df" officeooo:paragraph-rsid="000363df"/>
    </style:style>
    <style:style style:name="P6" style:family="paragraph" style:parent-style-name="Standard">
      <style:paragraph-properties fo:margin-left="1.501cm" fo:margin-right="0cm" fo:text-indent="-0.866cm" style:auto-text-indent="false"/>
      <style:text-properties officeooo:rsid="000363df" officeooo:paragraph-rsid="000426a2"/>
    </style:style>
    <style:style style:name="P7" style:family="paragraph" style:parent-style-name="Standard">
      <style:paragraph-properties fo:margin-left="1.501cm" fo:margin-right="0cm" fo:text-indent="-0.866cm" style:auto-text-indent="false"/>
      <style:text-properties officeooo:rsid="000426a2" officeooo:paragraph-rsid="000426a2"/>
    </style:style>
    <style:style style:name="P8" style:family="paragraph" style:parent-style-name="Standard">
      <style:paragraph-properties fo:margin-left="1.501cm" fo:margin-right="0cm" fo:text-indent="-0.866cm" style:auto-text-indent="false"/>
      <style:text-properties officeooo:rsid="0004dd28" officeooo:paragraph-rsid="0004dd28"/>
    </style:style>
    <style:style style:name="P9" style:family="paragraph" style:parent-style-name="Standard">
      <style:paragraph-properties fo:margin-left="1.501cm" fo:margin-right="0cm" fo:text-indent="-0.866cm" style:auto-text-indent="false"/>
      <style:text-properties officeooo:paragraph-rsid="0004dd28"/>
    </style:style>
    <style:style style:name="P10" style:family="paragraph" style:parent-style-name="Standard">
      <style:paragraph-properties fo:margin-left="1.501cm" fo:margin-right="0cm" fo:text-indent="-0.866cm" style:auto-text-indent="false"/>
      <style:text-properties officeooo:paragraph-rsid="0007e63b"/>
    </style:style>
    <style:style style:name="P11" style:family="paragraph" style:parent-style-name="Standard">
      <style:paragraph-properties fo:margin-left="1.501cm" fo:margin-right="0cm" fo:text-indent="-0.866cm" style:auto-text-indent="false"/>
      <style:text-properties fo:font-weight="normal" officeooo:rsid="00082e57" officeooo:paragraph-rsid="00082e57" style:font-weight-asian="normal" style:font-weight-complex="normal"/>
    </style:style>
    <style:style style:name="P12" style:family="paragraph" style:parent-style-name="Standard">
      <style:paragraph-properties fo:margin-left="1.501cm" fo:margin-right="0cm" fo:text-indent="-0.866cm" style:auto-text-indent="false"/>
      <style:text-properties fo:font-weight="normal" officeooo:rsid="00082e57" officeooo:paragraph-rsid="0008f392" style:font-weight-asian="normal" style:font-weight-complex="normal"/>
    </style:style>
    <style:style style:name="P13" style:family="paragraph" style:parent-style-name="Standard">
      <style:paragraph-properties fo:margin-left="1.501cm" fo:margin-right="0cm" fo:text-indent="-0.866cm" style:auto-text-indent="false"/>
      <style:text-properties fo:font-weight="normal" officeooo:rsid="0008f392" officeooo:paragraph-rsid="0008f392" style:font-weight-asian="normal" style:font-weight-complex="normal"/>
    </style:style>
    <style:style style:name="P14" style:family="paragraph" style:parent-style-name="Standard">
      <style:paragraph-properties fo:margin-left="1.501cm" fo:margin-right="0cm" fo:text-indent="-0.866cm" style:auto-text-indent="false"/>
      <style:text-properties officeooo:rsid="000a7bb2" officeooo:paragraph-rsid="000a7bb2"/>
    </style:style>
    <style:style style:name="P15" style:family="paragraph" style:parent-style-name="commentaire">
      <style:text-properties officeooo:rsid="0002dcfc" officeooo:paragraph-rsid="0002dcfc"/>
    </style:style>
    <style:style style:name="P16" style:family="paragraph" style:parent-style-name="Standard">
      <style:paragraph-properties fo:margin-left="1.501cm" fo:margin-right="0cm" fo:text-indent="-0.866cm" style:auto-text-indent="false"/>
      <style:text-properties fo:font-weight="normal" officeooo:rsid="00061cb4" officeooo:paragraph-rsid="0004dd28" style:font-weight-asian="normal" style:font-weight-complex="normal"/>
    </style:style>
    <style:style style:name="P17" style:family="paragraph" style:parent-style-name="Standard">
      <style:paragraph-properties fo:margin-left="1.501cm" fo:margin-right="0cm" fo:text-indent="-0.866cm" style:auto-text-indent="false"/>
      <style:text-properties fo:font-weight="bold" officeooo:rsid="00082e57" officeooo:paragraph-rsid="0007e63b" style:font-weight-asian="bold" style:font-weight-complex="bold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Heading_20_2" style:list-style-name="WWNum1"/>
    <style:style style:name="P20" style:family="paragraph" style:parent-style-name="Heading_20_3" style:list-style-name="WWNum1">
      <style:paragraph-properties fo:margin-left="0.635cm" fo:margin-right="0cm" fo:text-indent="0cm" style:auto-text-indent="false"/>
      <style:text-properties officeooo:rsid="0002dcfc" officeooo:paragraph-rsid="0002dcfc"/>
    </style:style>
    <style:style style:name="P21" style:family="paragraph" style:parent-style-name="Heading_20_3" style:list-style-name="WWNum1">
      <style:paragraph-properties fo:margin-left="0.635cm" fo:margin-right="0cm" fo:text-indent="0cm" style:auto-text-indent="false"/>
      <style:text-properties fo:font-weight="bold" officeooo:rsid="0002dcfc" officeooo:paragraph-rsid="0004dd28" style:font-weight-asian="bold" style:font-weight-complex="bold"/>
    </style:style>
    <style:style style:name="P22" style:family="paragraph" style:parent-style-name="Heading_20_3" style:list-style-name="WWNum1">
      <style:paragraph-properties fo:margin-left="1.501cm" fo:margin-right="0cm" fo:text-indent="-0.866cm" style:auto-text-indent="false"/>
    </style:style>
    <style:style style:name="P23" style:family="paragraph" style:parent-style-name="Heading_20_3" style:list-style-name="WWNum1">
      <style:paragraph-properties fo:margin-left="1.501cm" fo:margin-right="0cm" fo:text-indent="-0.866cm" style:auto-text-indent="false"/>
      <style:text-properties officeooo:rsid="0002dcfc" officeooo:paragraph-rsid="0002dcfc"/>
    </style:style>
    <style:style style:name="P24" style:family="paragraph" style:parent-style-name="Heading_20_3" style:list-style-name="WWNum1">
      <style:paragraph-properties fo:margin-left="1.501cm" fo:margin-right="0cm" fo:text-indent="-0.866cm" style:auto-text-indent="false"/>
      <style:text-properties officeooo:rsid="0002dcfc" officeooo:paragraph-rsid="000363df"/>
    </style:style>
    <style:style style:name="P25" style:family="paragraph" style:parent-style-name="Heading_20_3" style:list-style-name="WWNum1">
      <style:paragraph-properties fo:margin-left="1.501cm" fo:margin-right="0cm" fo:text-indent="-0.866cm" style:auto-text-indent="false"/>
      <style:text-properties officeooo:rsid="0002dcfc" officeooo:paragraph-rsid="000426a2"/>
    </style:style>
    <style:style style:name="P26" style:family="paragraph" style:parent-style-name="Heading_20_3" style:list-style-name="WWNum1">
      <style:paragraph-properties fo:margin-left="1.501cm" fo:margin-right="0cm" fo:text-indent="-0.866cm" style:auto-text-indent="false"/>
      <style:text-properties officeooo:rsid="0002dcfc" officeooo:paragraph-rsid="0004dd28"/>
    </style:style>
    <style:style style:name="P27" style:family="paragraph" style:parent-style-name="Heading_20_3">
      <style:paragraph-properties fo:margin-left="1.501cm" fo:margin-right="0cm" fo:text-indent="-0.866cm" style:auto-text-indent="false"/>
      <style:text-properties officeooo:rsid="0008f392"/>
    </style:style>
    <style:style style:name="T1" style:family="text">
      <style:text-properties officeooo:rsid="0001a649"/>
    </style:style>
    <style:style style:name="T2" style:family="text">
      <style:text-properties officeooo:rsid="0002dcfc"/>
    </style:style>
    <style:style style:name="T3" style:family="text">
      <style:text-properties officeooo:rsid="000363df"/>
    </style:style>
    <style:style style:name="T4" style:family="text">
      <style:text-properties officeooo:rsid="000426a2"/>
    </style:style>
    <style:style style:name="T5" style:family="text">
      <style:text-properties officeooo:rsid="0004dd2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426a2"/>
    </style:style>
    <style:style style:name="T8" style:family="text">
      <style:text-properties fo:font-weight="bold" officeooo:rsid="0004dd28" style:font-weight-asian="bold" style:font-weight-complex="bold"/>
    </style:style>
    <style:style style:name="T9" style:family="text">
      <style:text-properties fo:font-weight="bold" officeooo:rsid="00061cb4" style:font-weight-asian="bold" style:font-weight-complex="bold"/>
    </style:style>
    <style:style style:name="T10" style:family="text">
      <style:text-properties fo:font-weight="bold" officeooo:rsid="0007e63b" style:font-weight-asian="bold" style:font-weight-complex="bold"/>
    </style:style>
    <style:style style:name="T11" style:family="text">
      <style:text-properties fo:font-weight="bold" officeooo:rsid="00082e57" style:font-weight-asian="bold" style:font-weight-complex="bold"/>
    </style:style>
    <style:style style:name="T12" style:family="text">
      <style:text-properties fo:font-weight="normal" officeooo:rsid="00061cb4" style:font-weight-asian="normal" style:font-weight-complex="normal"/>
    </style:style>
    <style:style style:name="T13" style:family="text">
      <style:text-properties fo:font-weight="normal" officeooo:rsid="0007e63b" style:font-weight-asian="normal" style:font-weight-complex="normal"/>
    </style:style>
    <style:style style:name="T14" style:family="text">
      <style:text-properties officeooo:rsid="00082e57"/>
    </style:style>
    <style:style style:name="T15" style:family="text">
      <style:text-properties officeooo:rsid="0008f392"/>
    </style:style>
    <style:style style:name="T16" style:family="text">
      <style:text-properties officeooo:rsid="000a7bb2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éseau <text:span text:style-name="T1">2018-2019</text:span></text:h>
      <text:list xml:id="list3548451868104167559" text:style-name="WWNum1">
        <text:list-item>
          <text:h text:style-name="P19" text:outline-level="1">Identification du group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 table:style-name="Tableau1.1">
          <table:table-cell table:style-name="Tableau1.A1" office:value-type="string">
            <text:p text:style-name="P2">Id</text:p>
          </table:table-cell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2">Application</text:p>
          </table:table-cell>
          <table:table-cell table:style-name="Tableau1.A1" office:value-type="string">
            <text:p text:style-name="P2">Langage</text:p>
          </table:table-cell>
        </table:table-row>
        <table:table-row table:style-name="Tableau1.1">
          <table:table-cell table:style-name="Tableau1.A1" office:value-type="string">
            <text:p text:style-name="P2">#1</text:p>
          </table:table-cell>
          <table:table-cell table:style-name="Tableau1.A1" office:value-type="string">
            <text:p text:style-name="P3">Mbadingua gueye Jeffrey </text:p>
          </table:table-cell>
          <table:table-cell table:style-name="Tableau1.A1" office:value-type="string">
            <text:p text:style-name="P2">Serveur</text:p>
          </table:table-cell>
          <table:table-cell table:style-name="Tableau1.A1" office:value-type="string">
            <text:p text:style-name="P2">Java</text:p>
          </table:table-cell>
        </table:table-row>
        <table:table-row table:style-name="Tableau1.1">
          <table:table-cell table:style-name="Tableau1.A1" office:value-type="string">
            <text:p text:style-name="P2">#2</text:p>
          </table:table-cell>
          <table:table-cell table:style-name="Tableau1.A1" office:value-type="string">
            <text:p text:style-name="P3">Obame Obame Melchior</text:p>
          </table:table-cell>
          <table:table-cell table:style-name="Tableau1.A1" office:value-type="string">
            <text:p text:style-name="P2">Client</text:p>
          </table:table-cell>
          <table:table-cell table:style-name="Tableau1.A1" office:value-type="string">
            <text:p text:style-name="P2">Java</text:p>
          </table:table-cell>
        </table:table-row>
      </table:table>
      <text:list xml:id="list5104030089896" text:continue-numbering="true" text:style-name="WWNum1">
        <text:list-item>
          <text:h text:style-name="P19" text:outline-level="1">Protocole de transport</text:h>
        </text:list-item>
      </text:list>
      <text:p text:style-name="P15">TCP multiple : ce qui signifie TCP synchronisé pour le fonctionnement de la socket et normalement ouverture d'une seule socket avec la possibilité de passer plusieurs requêtes si le</text:p>
      <text:p text:style-name="P15">besoin existe.</text:p>
      <text:list xml:id="list5103343445799" text:continue-numbering="true" text:style-name="WWNum1">
        <text:list-item>
          <text:h text:style-name="P19" text:outline-level="1">Port utilisé pour communiquer</text:h>
        </text:list-item>
      </text:list>
      <text:p text:style-name="P1">66666</text:p>
      <text:list xml:id="list5104259869994" text:continue-numbering="true" text:style-name="WWNum1">
        <text:list-item>
          <text:h text:style-name="P19" text:outline-level="1">Les échanges entre le client et le serveur</text:h>
          <text:list>
            <text:list-header>
              <text:h text:style-name="P20" text:outline-level="2">4.A) Kiosk vers Serveur</text:h>
              <text:list>
                <text:list-header>
                  <text:h text:style-name="P22" text:outline-level="2"><text:span text:style-name="T2">4.A.1)</text:span> <text:span text:style-name="T2">Recuperation des infos d’une Carte D1</text:span></text:h>
                </text:list-header>
              </text:list>
            </text:list-header>
          </text:list>
        </text:list-item>
      </text:list>
      <text:p text:style-name="P4"/>
      <text:p text:style-name="P15">Il faut envoyer une requete RQ_GETINFO avec le numero de la carte <text:span text:style-name="T3">(id)</text:span>.Et il y’a deux types de reponses : <text:s/>RP_OK / RP_KO(numero de carte invalide).</text:p>
      <text:list xml:id="list5103774734229" text:continue-numbering="true" text:style-name="WWNum1">
        <text:list-item>
          <text:list>
            <text:list-header>
              <text:h text:style-name="P23" text:outline-level="2">4.A.2) <text:s/>Creation d’une nouvelle carte D2</text:h>
            </text:list-header>
          </text:list>
        </text:list-item>
      </text:list>
      <text:p text:style-name="P5">I<text:tab/>l faut envoyer une requete RQ_CREATE sans <text:s/>parametre . On a deux types de reponses posibles : RP_OK / RP_KO(nombre maximum d’utilisateurs atteint)</text:p>
      <text:list xml:id="list5104984385169" text:continue-numbering="true" text:style-name="WWNum1">
        <text:list-item>
          <text:list>
            <text:list-header>
              <text:h text:style-name="P24" text:outline-level="2">4.A.<text:span text:style-name="T4">3</text:span>) <text:s/>Paiement de cout de transports</text:h>
            </text:list-header>
          </text:list>
        </text:list-item>
      </text:list>
      <text:p text:style-name="P5">On a trois types de requetes de paiement : </text:p>
      <text:p text:style-name="P5"><text:tab/><text:span text:style-name="T6">RQ_BUY_ROUTE</text:span> <text:s/>avec trois parametres , le nom de ville de depart, celle de la destination et le type de trajet : <text:s/>on a <text:span text:style-name="T4">deux reponses possibles :</text:span></text:p>
      <text:p text:style-name="P5"><text:tab/><text:tab/><text:tab/><text:span text:style-name="T4">RP_OK /RP_KO (solde insuffisant et numero de carte invalide)</text:span></text:p>
      <text:p text:style-name="P6"><text:tab/><text:span text:style-name="T7">RQ_BUY_URBAN :</text:span><text:span text:style-name="T4"> avec un seul parametre , le type <text:s/>de trajet , </text:span>on a <text:span text:style-name="T4">deux reponses possibles :</text:span></text:p>
      <text:p text:style-name="P6"><text:tab/><text:tab/><text:tab/><text:span text:style-name="T4">RP_OK /RP_KO (solde insuffisant et numero de carte invalide)</text:span></text:p>
      <text:p text:style-name="P7"><text:soft-page-break/></text:p>
      <text:p text:style-name="P7"><text:tab/><text:span text:style-name="T6">RQ_BUY_SUBSCRIPTION</text:span> : avec un seul parametre le mois d’abonement : <text:span text:style-name="T3">on a </text:span>deux reponses possibles :</text:p>
      <text:p text:style-name="P6"><text:tab/><text:tab/><text:tab/><text:span text:style-name="T4">RP_OK /RP_KO (solde insuffisant et/ou mois dépassé)</text:span></text:p>
      <text:list xml:id="list5104933352775" text:continue-numbering="true" text:style-name="WWNum1">
        <text:list-item>
          <text:list>
            <text:list-header>
              <text:h text:style-name="P25" text:outline-level="2">4.A.4) <text:s/>finalisation du paiement</text:h>
            </text:list-header>
          </text:list>
        </text:list-item>
      </text:list>
      <text:p text:style-name="P8">On a deux methodes.</text:p>
      <text:p text:style-name="P8">RQ_BUY_OK : avec un seul parametre , le numero d la carte bancaire , avec deux types de reponses , <text:s/></text:p>
      <text:p text:style-name="P8"><text:tab/><text:tab/><text:tab/><text:tab/>RP_OK / RP_KO (numero de carte bancaire invalide)</text:p>
      <text:p text:style-name="P8">RQ_BUY_CANCEL : sans parametre , avec comme seule reponse <text:s/></text:p>
      <text:p text:style-name="P8"><text:tab/><text:tab/><text:tab/>RP_OK (dans tous les cas il sera annulé ).</text:p>
      <text:p text:style-name="P8"/>
      <text:list xml:id="list5104608318065" text:continue-numbering="true" text:style-name="WWNum1">
        <text:list-item>
          <text:list>
            <text:list-header>
              <text:h text:style-name="P21" text:outline-level="2">4.<text:span text:style-name="T5">B</text:span>) <text:s/><text:span text:style-name="T5">Terminal vers serveur</text:span></text:h>
              <text:h text:style-name="P26" text:outline-level="2"><text:span text:style-name="T8">4.B.1) <text:s/></text:span><text:span text:style-name="T9">la recherche des trajets de la carte</text:span></text:h>
            </text:list-header>
          </text:list>
        </text:list-item>
      </text:list>
      <text:p text:style-name="P9"><text:span text:style-name="T9"><text:tab/></text:span><text:span text:style-name="T12">Il faut <text:s/>en envoyer une requete RQ_GETINFO_TRAJET : prend en parametre le numero de la carte de transport , et deux types de retour possible :</text:span></text:p>
      <text:p text:style-name="P9"><text:span text:style-name="T12"><text:tab/><text:tab/><text:tab/>RP_OK(affiche les trajets enregistrés sur la carte et specifier </text:span><text:span text:style-name="T13">si il <text:tab/><text:tab/>n’y a aucun trajet </text:span><text:span text:style-name="T12">) / RP_KO (le <text:tab/><text:tab/><text:tab/><text:tab/><text:tab/>numero de la carte de transport saisi est <text:tab/><text:tab/><text:tab/><text:tab/><text:tab/><text:tab/>invalide).</text:span></text:p>
      <text:p text:style-name="P16"/>
      <text:p text:style-name="P10"><text:span text:style-name="T12"><text:tab/></text:span><text:span text:style-name="T8">4.B.</text:span><text:span text:style-name="T10">2</text:span><text:span text:style-name="T8">) </text:span><text:span text:style-name="T11">Traitement des 3 issus(en supposantlacarte déjà acceptée)</text:span></text:p>
      <text:p text:style-name="P11">RQ_USE_ROUTE decrémente le nombre de trajets de type route dans une carte de transport, ne prend aucun parametre , et 2 types de reponses : </text:p>
      <text:p text:style-name="P11"><text:tab/><text:tab/>RP_OK /RP_KO (<text:span text:style-name="T15">nombre de trajet diponible de type route est nul dans la carte de transport</text:span>)</text:p>
      <text:p text:style-name="P13">RQ_USE_URBAN <text:bookmark-start text:name="__DdeLink__261_1554649800"/><text:span text:style-name="T14">decrémente le nombre de trajets de type u</text:span>rban<text:span text:style-name="T14"> dans une carte de transport, ne prend aucun parametre , et 2 types de reponses : </text:span></text:p>
      <text:p text:style-name="P12"><text:tab/><text:tab/>RP_OK /RP_KO (<text:span text:style-name="T15">nombre de trajet diponible de type urban est nul dans la carte de transport</text:span>).<text:bookmark-end text:name="__DdeLink__261_1554649800"/></text:p>
      <text:p text:style-name="P13">RQ_USE_SUBSCRIPTION <text:span text:style-name="T14">decrémente le nombre de trajets de type </text:span>subscription<text:span text:style-name="T14">dans une carte de transport, ne prend aucun parametre , et 2 types de reponses : </text:span></text:p>
      <text:p text:style-name="P12"><text:soft-page-break/><text:tab/><text:tab/>RP_OK /RP_KO (<text:span text:style-name="T15">nombre de trajet diponible de type subscription est nul dans la carte de transport</text:span>).</text:p>
      <text:p text:style-name="P17"/>
      <text:p text:style-name="P6"/>
      <text:h text:style-name="P27" text:outline-level="2" text:is-list-header="true">4.C) gestion bancaire(requete du serveur la banque)</text:h>
      <text:p text:style-name="P4"><text:tab/><text:tab/></text:p>
      <text:p text:style-name="P4"><text:tab/><text:tab/><text:span text:style-name="T16">RQ_BANK_DEBIT pour faire le debit au niveau de la banque , prend en parametre le numéro de la carte bancaire et le montant du deplacement . </text:span></text:p>
      <text:p text:style-name="P14"><text:tab/><text:tab/>RP_OK /RP_KO, (si le montant demandé ne peut etre debité ) </text:p>
      <text:p text:style-name="P4"/>
      <text:p text:style-name="P4"/>
      <text:p text:style-name="commentaire"/>
      <text:list xml:id="list5103936490929" text:continue-numbering="true" text:style-name="WWNum1">
        <text:list-item>
          <text:h text:style-name="P19" text:outline-level="1">Messages client vers serveur et organisation de ces messages</text:h>
          <text:list>
            <text:list-item>
              <text:h text:style-name="P22" text:outline-level="2">Message A</text:h>
            </text:list-item>
          </text:list>
        </text:list-item>
      </text:list>
      <text:p text:style-name="commentaire">Il est composé d’un discrimant puis du champ K de type T, … Quand un message est complexe, comme le contenu d’une classe entière, il est souhaitable d’utiliser le concept de structure ou de classe pour préciser les champs et les types. <text:bookmark text:name="_GoBack"/>Par construction, on considère alors que l’ordre dans la classe donne l’ordre d’apparition des champs et dans ce cas, le type est décrit dans la structure physique des types.</text:p>
      <text:list xml:id="list5105585605795" text:continue-numbering="true" text:style-name="WWNum1">
        <text:list-item>
          <text:h text:style-name="P19" text:outline-level="1">Messages serveur vers client et organisation de ces messages</text:h>
          <text:list>
            <text:list-item>
              <text:h text:style-name="P22" text:outline-level="2">Message ok</text:h>
            </text:list-item>
          </text:list>
        </text:list-item>
      </text:list>
      <text:p text:style-name="commentaire">Le message ok est composé …</text:p>
      <text:list xml:id="list5103537077797" text:continue-numbering="true" text:style-name="WWNum1">
        <text:list-item>
          <text:h text:style-name="P19" text:outline-level="1">Organisation physique des types échangés</text:h>
          <text:list>
            <text:list-item>
              <text:h text:style-name="P22" text:outline-level="2">Types de base</text:h>
            </text:list-item>
          </text:list>
        </text:list-item>
      </text:list>
      <text:p text:style-name="commentaire">Ce sont les types qui devraient exister dans tous les langages de programmation.</text:p>
      <text:p text:style-name="Standard">Discriminant : </text:p>
      <text:p text:style-name="Standard">Booléen : </text:p>
      <text:p text:style-name="Standard">Byte : </text:p>
      <text:p text:style-name="Standard">Caractère : </text:p>
      <text:p text:style-name="Standard">Enuméré :</text:p>
      <text:p text:style-name="Standard"><text:soft-page-break/>Entier court : </text:p>
      <text:p text:style-name="Standard">Entier long : </text:p>
      <text:p text:style-name="Standard">Flottant : </text:p>
      <text:p text:style-name="Standard">Chaîne : </text:p>
      <text:p text:style-name="Standard">Tableau :</text:p>
      <text:list xml:id="list5104982355136" text:continue-numbering="true" text:style-name="WWNum1">
        <text:list-item>
          <text:list>
            <text:list-item>
              <text:h text:style-name="P22" text:outline-level="2">Types spécifiques</text:h>
            </text:list-item>
          </text:list>
        </text:list-item>
      </text:list>
      <text:p text:style-name="commentaire">Ce sont les types qu’il vous faut en plus pour coder une structure de données complexe. Dans ce cas une structure à la C avec l’ordre d’apparition des champs qui donne l’ordre d’apparition dans le message est la solution la plus simp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loext:contextual-spacing="false" fo:text-align="center" style:justify-single-word="false" fo:keep-together="always" fo:keep-with-next="always"/>
      <style:text-properties fo:color="#365f91" fo:font-size="16pt" fo:font-weight="bold" style:font-name-asian="Calibri1" style:font-family-asian="Calibri" style:font-family-generic-asian="system" style:font-pitch-asian="variable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423cm" loext:contextual-spacing="false" fo:keep-together="always" fo:keep-with-next="always"/>
      <style:text-properties fo:color="#4f81bd" fo:font-size="14pt" fo:font-weight="bold" style:font-name-asian="Calibri1" style:font-family-asian="Calibri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2" style:class="text">
      <style:paragraph-properties fo:margin-left="1.501cm" fo:margin-right="0cm" fo:margin-top="0.353cm" fo:margin-bottom="0cm" loext:contextual-spacing="false" fo:keep-together="always" fo:text-indent="-0.866cm" style:auto-text-indent="false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commentaire" style:family="paragraph" style:parent-style-name="Standard" style:default-outline-level="">
      <style:text-properties fo:color="#bfbfbf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Tahoma" fo:font-family="Tahom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Tahoma" fo:font-family="Tahom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name-complex="Tahoma1" style:font-family-complex="Tahoma" style:font-family-generic-complex="system" style:font-pitch-complex="variable" style:font-size-complex="10.5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weight-complex="bold"/>
    </style:style>
    <style:style style:name="En-tête_20_Car" style:display-name="En-tête Car" style:family="text" style:parent-style-name="Default_20_Paragraph_20_Font"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fo:color="#bfbfbf"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1a649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353cm" fo:margin-right="2.3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1" text:anchor-type="as-char" svg:width="3.598cm" svg:height="0.739cm" draw:z-index="3"><draw:image xlink:href="Pictures/10000201000000880000001C09F22FC50B27229C.png" xlink:type="simple" xlink:show="embed" xlink:actuate="onLoad"/><svg:desc>ensisa-small</svg:desc></draw:frame><text:tab/><text:tab/>TP Réseaux <text:span text:style-name="MT1">2018-2019</text:span></text:p>
      </style:header>
      <style:footer>
        <text:p text:style-name="Footer">© Michel Hassenforder<text:tab/><text:tab/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0-21T19:52:42.698351129</meta:creation-date>
    <dc:date>2018-10-23T00:51:02.648931039</dc:date>
    <meta:editing-duration>PT1H41M24S</meta:editing-duration>
    <meta:generator>LibreOffice/5.1.6.2$Linux_X86_64 LibreOffice_project/10m0$Build-2</meta:generator>
    <meta:document-statistic meta:table-count="1" meta:image-count="1" meta:object-count="0" meta:page-count="4" meta:paragraph-count="77" meta:word-count="735" meta:character-count="4311" meta:non-whitespace-character-count="3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éseau 2016.dotx" xlink:href=""/>
  </office:meta>
</office:document-meta>
</file>